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03d27" officeooo:paragraph-rsid="00203d27"/>
    </style:style>
    <style:style style:name="P2" style:family="paragraph" style:parent-style-name="Heading_20_1">
      <style:text-properties officeooo:rsid="0021dc0a" officeooo:paragraph-rsid="0021dc0a"/>
    </style:style>
    <style:style style:name="T1" style:family="text">
      <style:text-properties officeooo:rsid="0021dc0a"/>
    </style:style>
  </office:automatic-styles>
  <office:body>
    <office:text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h text:style-name="P2" text:outline-level="1">Prologue</text:h>
        </text:list-item>
      </text:list>
      <text:p text:style-name="P1">The <text:span text:style-name="T1">opening</text:span> section he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MY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/>
    <style:master-page style:name="Left_20_Page" style:display-name="Left Page" style:page-layout-name="Mpm4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7:41:43.328912664</meta:creation-date>
    <dc:title>Partial Document Constructs</dc:title>
    <meta:generator>LibreOffice/24.2.4.2$Linux_X86_64 LibreOffice_project/51a6219feb6075d9a4c46691dcfe0cd9c4fff3c2</meta:generator>
    <meta:editing-duration>PT10S</meta:editing-duration>
    <meta:editing-cycles>2</meta:editing-cycles>
    <dc:rights>All Rights Reserved</dc:rights>
    <dc:subject>A partial document constructs for main editing piece.</dc:subject>
    <meta:keyword>document</meta:keyword>
    <meta:keyword>official</meta:keyword>
    <meta:initial-creator>Kean Ho Chew</meta:initial-creator>
    <dc:contributor>YOUR_NAME_HERE</dc:contributor>
    <dc:coverage>partial document</dc:coverage>
    <dc:identifier>IDENTIFIER_HERE</dc:identifier>
    <dc:publisher>PUBLISHER_NAME_HERE</dc:publisher>
    <dc:date>2024-06-10T17:41:44.781033581</dc:date>
    <dc:creator>Kean Ho Chew</dc:creator>
    <meta:document-statistic meta:table-count="0" meta:image-count="0" meta:object-count="0" meta:page-count="1" meta:paragraph-count="2" meta:word-count="6" meta:character-count="36" meta:non-whitespace-character-count="32"/>
    <meta:user-defined meta:name="Authored Date" meta:value-type="date">2024-04-03T00:00:00</meta:user-defined>
    <meta:user-defined meta:name="Authors">Authors Name Here</meta:user-defined>
    <meta:user-defined meta:name="Collection">Officals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Publishers Name Here</meta:user-defined>
    <meta:user-defined meta:name="Source URL" meta:value-type="string">https://doi.org/00.00000/PUBLISHER.00000000</meta:user-defined>
    <meta:user-defined meta:name="Version" meta:value-type="string">Version: v0.0.1</meta:user-defined>
    <meta:template xlink:type="simple" xlink:actuate="onRequest" xlink:title="Holloway's Official Document" xlink:href="../../../../../../Configs/libreoffice/letter-head.ott" meta:date="2024-06-10T17:28:05.545594772"/>
  </office:meta>
</office:document-meta>
</file>